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2.5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2.5pt" fo:font-weight="bold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1pt" fo:font-weight="normal" fo:background-color="transparent" style:font-name-asian="Calibri1" style:font-name-complex="Calibri1"/>
    </style:style>
    <style:style style:name="P6" style:family="paragraph" style:parent-style-name="Standard">
      <style:paragraph-properties fo:line-height="100%" fo:text-align="center" style:justify-single-word="false"/>
      <style:text-properties style:use-window-font-color="true" loext:opacity="0%" style:font-name="Calibri1" fo:font-size="18pt" style:text-underline-style="solid" style:text-underline-width="auto" style:text-underline-color="font-color" fo:font-weight="bold" style:text-underline-mode="continuous" style:text-overline-mode="continuous" style:text-line-through-mode="continuous" fo:background-color="transparent" style:font-name-asian="Calibri1" style:font-name-complex="Calibri1"/>
    </style:style>
    <style:style style:name="P7" style:family="paragraph" style:parent-style-name="Standard">
      <style:paragraph-properties fo:line-height="100%" fo:text-align="start" style:justify-single-word="false"/>
    </style:style>
    <style:style style:name="P8" style:family="paragraph" style:parent-style-name="Standard">
      <style:paragraph-properties fo:line-height="100%" fo:text-align="start" style:justify-single-word="false"/>
      <style:text-properties officeooo:paragraph-rsid="0006a740"/>
    </style:style>
    <style:style style:name="T1" style:family="text">
      <style:text-properties style:use-window-font-color="true" loext:opacity="0%" style:font-name="Calibri1" fo:font-size="12.5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loext:opacity="0%" style:font-name="Calibri1" fo:font-size="12.5pt" fo:font-weight="normal" officeooo:rsid="0005619d" fo:background-color="transparent" loext:char-shading-value="0" style:font-name-asian="Calibri1" style:font-name-complex="Calibri1"/>
    </style:style>
    <style:style style:name="T3" style:family="text">
      <style:text-properties style:use-window-font-color="true" loext:opacity="0%" style:font-name="Calibri1" fo:font-size="12.5pt" fo:font-weight="normal" officeooo:rsid="0006a740" fo:background-color="transparent" loext:char-shading-value="0" style:font-name-asian="Calibri1" style:font-name-complex="Calibri1"/>
    </style:style>
    <style:style style:name="T4" style:family="text">
      <style:text-properties style:use-window-font-color="true" loext:opacity="0%" style:font-name="Calibri1" fo:font-size="12.5pt" fo:font-weight="bold" fo:background-color="transparent" loext:char-shading-value="0" style:font-name-asian="Calibri1" style:font-name-complex="Calibri1"/>
    </style:style>
    <style:style style:name="T5" style:family="text">
      <style:text-properties style:use-window-font-color="true" loext:opacity="0%" style:font-name="Calibri1" fo:font-size="11pt" fo:font-weight="normal" fo:background-color="transparent" loext:char-shading-value="0" style:font-name-asian="Calibri1" style:font-name-complex="Calibri1"/>
    </style:style>
    <style:style style:name="T6" style:family="text">
      <style:text-properties officeooo:rsid="0008554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EZZAZ Naïl</text:p>
      <text:p text:style-name="P2">RICHARD Yoël</text:p>
      <text:p text:style-name="P4"/>
      <text:p text:style-name="P6">RAPPORT DE PROJET</text:p>
      <text:p text:style-name="P4"/>
      <text:p text:style-name="P3">Couverture :</text:p>
      <text:p text:style-name="P5"/>
      <text:p text:style-name="P2">- Projet Labyrinthe fait par Yoël et Naïl</text:p>
      <text:p text:style-name="P2">- Orléans la Source</text:p>
      <text:p text:style-name="P1"><text:span text:style-name="T1">- Samedi 15 Avril – Dimanche 21 Mai</text:span></text:p>
      <text:p text:style-name="P5"/>
      <text:p text:style-name="P3">Introduction :</text:p>
      <text:p text:style-name="P5"/>
      <text:p text:style-name="P2">- Nous avons choisi de faire un jeu de labyrinthe, car nous trouvons que c’est un jeu très captivant et surtout plaisant à jouer et qui n’est ni trop simple ni trop difficile à confectionner.</text:p>
      <text:p text:style-name="P5"/>
      <text:p text:style-name="P3">Cahier des charges :</text:p>
      <text:p text:style-name="P3"/>
      <text:p text:style-name="P1"><text:span text:style-name="T1">- Tout d'abord, ce projet est constitué de deux fichiers : le premier se charge de la génération du labyrinthe ("creation_labyrinthe.py") et le deuxième, pour l'interface graphique ("interface_graphique.py").</text:span></text:p>
      <text:p text:style-name="P1"><text:span text:style-name="T1">- Ce programme génère un labyrinthe avec un point de départ (représenté par une zone </text:span><text:span text:style-name="T2">verte</text:span><text:span text:style-name="T1">) et un point d’arrivé (représenté par une zone </text:span><text:span text:style-name="T2">rouge</text:span><text:span text:style-name="T1">).</text:span></text:p>
      <text:p text:style-name="P2">- Le labyrinthe généré est aléatoire, c’est a dire que les chemins, les murs et l’arrivé ne sont jamais les mêmes, et changent d’emplacement à chaque génération.</text:p>
      <text:p text:style-name="P2">- La difficulté du labyrinthe est choisie au lancement du jeu, avec trois difficultés disponible : Facile, Moyen et Difficile.</text:p>
      <text:p text:style-name="P2">- Le labyrinthe doit être résolu à l’aide de notre curseur, et si il entre en contacte avec un mur, il revient au point de départ.</text:p>
      <text:p text:style-name="P2">- Le but est d’atteindre le point d’arrivé le plus vite possible, donc de faire le meilleur score sur le timer.</text:p>
      <text:p text:style-name="P5"/>
      <text:p text:style-name="P3">Rapport technique :</text:p>
      <text:p text:style-name="P5"/>
      <text:p text:style-name="P8"><text:span text:style-name="T1">- Ce programme est entièrement fait avec le language de programation python. </text:span><text:span text:style-name="T3">Nous avons utilisé les modules Pygame pour l’interface graphique et Pillow pour la création du dessin du labyrinthe.</text:span></text:p>
      <text:p text:style-name="P8"><text:span text:style-name="T3"/></text:p>
      <text:p text:style-name="P8"><text:span text:style-name="T3">- La création du labyrinthe est faite via un algorithme de recherche en profondeur, à savoir un algorithme qui va creuser son chemin dans le quadrillage et lorsqu’il se trouve à une impasse, il revient sur ses pas pour pouvoir continuer à creuser jusqu’à ce qu’il revienne à son point de départ.</text:span><text:span text:style-name="T1"><text:line-break/><text:line-break/></text:span><text:span text:style-name="T4">Manuel d'utilisation :</text:span></text:p>
      <text:p text:style-name="P3"/>
      <text:p text:style-name="P1"><text:span text:style-name="T1">- </text:span><text:span text:style-name="T3">Il faut lancer le fichier interface_graphique.py en s’assurant que tout les fichiers soient dans le même répertoire. Le jeu entier se joue à la souris.</text:span><text:span text:style-name="T1"><text:line-break/></text:span></text:p>
      <text:p text:style-name="P3"><text:soft-page-break/>Conclusion :</text:p>
      <text:p text:style-name="P3"/>
      <text:p text:style-name="P2">- Pour conclure, ce projet du labyrinthe à pu nous faire découvrir <text:span text:style-name="T6">l’interaction homme-machine avec</text:span> <text:span text:style-name="T6">une</text:span> interface<text:span text:style-name="T6">s</text:span> graphique, <text:span text:style-name="T6">qui dans ce cas fut </text:span>pygame, <text:span text:style-name="T6">ainsi que quelques notions autour de la génération procédurale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1" svg:font-family="Calibri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5-21T23:50:46.230000000</dc:date>
    <meta:editing-duration>PT15M26S</meta:editing-duration>
    <meta:editing-cycles>3</meta:editing-cycles>
    <meta:generator>LibreOffice/7.0.0.3$Windows_x86 LibreOffice_project/8061b3e9204bef6b321a21033174034a5e2ea88e</meta:generator>
    <meta:document-statistic meta:table-count="0" meta:image-count="0" meta:object-count="0" meta:page-count="2" meta:paragraph-count="22" meta:word-count="365" meta:character-count="2167" meta:non-whitespace-character-count="1821"/>
  </office:meta>
</office:document-meta>
</file>